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meClass.someMethod( Root 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epStubbingWithJUnitRunnerTest.deep_stubs_dont_trigger_unnecessary_stubbing_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